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5cm" fo:min-width="2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5cm" fo:min-width="2.4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2.0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2cm" svg:y="5cm">
          <text:p text:style-name="P1"><text:span text:style-name="T1">Vertex shading</text:span></text:p>
          <text:p text:style-name="P1"><text:span text:style-name="T1"><text:s/></text:span><text:span text:style-name="T1">a operace </text:span></text:p>
          <text:p text:style-name="P1"><text:span text:style-name="T1">nad vrchol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7cm" svg:y="5cm">
          <text:p text:style-name="P1"><text:span text:style-name="T1">Sestavení</text:span></text:p>
          <text:p text:style-name="P1"><text:span text:style-name="T1">primitiv</text:span></text:p>
          <text:p text:style-name="P1"><text:span text:style-name="T1">a rasteriz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2cm" svg:y="5cm">
          <text:p text:style-name="P1"><text:span text:style-name="T1">Fragment sha-</text:span></text:p>
          <text:p text:style-name="P1"><text:span text:style-name="T1">ding a operace </text:span></text:p>
          <text:p text:style-name="P1"><text:span text:style-name="T1">nad fragmen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7cm" svg:y="5cm">
          <text:p text:style-name="P1"><text:span text:style-name="T1">Framebu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2cm" svg:y="9cm">
          <text:p text:style-name="P1"><text:span text:style-name="T1">Zpracování</text:span></text:p>
          <text:p text:style-name="P1"><text:span text:style-name="T1">pixelů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86cm" svg:height="2.1cm" svg:x="7cm" svg:y="9cm">
          <text:p text:style-name="P1"><text:span text:style-name="T1">Paměť</text:span></text:p>
          <text:p text:style-name="P1"><text:span text:style-name="T1">text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7cm" svg:y="1cm">
          <text:p text:style-name="P1"><text:span text:style-name="T1">Zpětná vazba</text:span></text:p>
          <text:p text:style-name="P1"><text:span text:style-name="T1">Z transtormací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5cm" svg:x="1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cm" svg:height="0.5cm" svg:x="1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4" draw:layer="layout" svg:x1="5cm" svg:y1="6cm" svg:x2="7cm" svg:y2="6cm">
          <text:p/>
        </draw:line>
        <draw:line draw:style-name="gr4" draw:text-style-name="P4" draw:layer="layout" svg:x1="5cm" svg:y1="10cm" svg:x2="7cm" svg:y2="10cm">
          <text:p/>
        </draw:line>
        <draw:line draw:style-name="gr4" draw:text-style-name="P4" draw:layer="layout" svg:x1="10cm" svg:y1="6cm" svg:x2="12cm" svg:y2="6cm">
          <text:p/>
        </draw:line>
        <draw:line draw:style-name="gr4" draw:text-style-name="P4" draw:layer="layout" svg:x1="15cm" svg:y1="6cm" svg:x2="17cm" svg:y2="6cm">
          <text:p/>
        </draw:line>
        <draw:line draw:style-name="gr4" draw:text-style-name="P4" draw:layer="layout" svg:x1="8.5cm" svg:y1="9cm" svg:x2="8.5cm" svg:y2="7cm">
          <text:p/>
        </draw:line>
        <draw:line draw:style-name="gr4" draw:text-style-name="P4" draw:layer="layout" svg:x1="3.5cm" svg:y1="2cm" svg:x2="7cm" svg:y2="2cm">
          <text:p/>
        </draw:line>
        <draw:line draw:style-name="gr4" draw:text-style-name="P4" draw:layer="layout" svg:x1="3.5cm" svg:y1="12cm" svg:x2="3.5cm" svg:y2="11cm">
          <text:p/>
        </draw:line>
        <draw:line draw:style-name="gr4" draw:text-style-name="P4" draw:layer="layout" svg:x1="18.5cm" svg:y1="12cm" svg:x2="18.5cm" svg:y2="7cm">
          <text:p/>
        </draw:line>
        <draw:line draw:style-name="gr5" draw:text-style-name="P4" draw:layer="layout" svg:x1="3.5cm" svg:y1="2cm" svg:x2="3.5cm" svg:y2="5cm">
          <text:p/>
        </draw:line>
        <draw:line draw:style-name="gr5" draw:text-style-name="P4" draw:layer="layout" svg:x1="3.5cm" svg:y1="12cm" svg:x2="18.5cm" svg:y2="12cm">
          <text:p/>
        </draw:line>
        <draw:frame draw:style-name="gr6" draw:text-style-name="P6" draw:layer="layout" svg:width="2cm" svg:height="2.321cm" svg:x="0cm" svg:y="4.3cm">
          <draw:text-box>
            <text:p text:style-name="P5"><text:span text:style-name="T2">Data o vrcho-lech</text:span></text:p>
          </draw:text-box>
        </draw:frame>
        <draw:frame draw:style-name="gr6" draw:text-style-name="P6" draw:layer="layout" svg:width="2cm" svg:height="2.321cm" svg:x="0cm" svg:y="8.079cm">
          <draw:text-box>
            <text:p text:style-name="P5"><text:span text:style-name="T2">Data o</text:span></text:p>
            <text:p text:style-name="P5"><text:span text:style-name="T2">Pixe-le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3:32:02.891598956</meta:creation-date>
    <dc:date>2017-04-19T10:48:50.497116777</dc:date>
    <meta:editing-duration>PT1H27M23S</meta:editing-duration>
    <meta:editing-cycles>7</meta:editing-cycles>
    <meta:generator>LibreOffice/5.1.4.2$Linux_X86_64 LibreOffice_project/10m0$Build-2</meta:generator>
    <meta:document-statistic meta:object-count="21"/>
  </office:meta>
</office:document-meta>
</file>